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oduleDescriptor.getExtraAttributes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checkConf( Stack confs , String conf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ModuleDescriptor.DefaultModuleDescriptor( ModuleRevisionId id , String status , Date pub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ExtraInfo( String info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canExclu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ModuleRevisionId( ModuleRevisionId rev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duleDescriptor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ModuleDescriptor.getExtra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Configurations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PublicationDate( Date publicationD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duleDescriptor.getQualified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ResolvedPublicationDate( Date publicationD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ModuleDescriptor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transformInstance( ModuleDescriptor md , Namespace 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DefaultModuleDescriptor.get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ResolvedPublic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newBasicInstance( ModuleRevisionId mrid , Date publicatio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duleDescriptor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duleDescriptor.getConflictManager( ModuleId modul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newCallerInstance( ModuleRevisionId mrid , String [ ] confs , boolean transitive , boolean chang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oduleDescriptor.getExcludeRules( String [ ] moduleConfigur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ModuleDescriptor.newDefaultInstance( ModuleRevisionId m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AllArtifa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AllExclude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Publicatio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Artifacts( String con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ModuleDescriptor.getExtra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ConflictManager( ModuleId moduleId , PatternMatcher matcher , Conflic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isMappingOverr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doesExclude( String [ ] moduleConfigurations , ArtifactId artifact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oduleDescriptor.getAllDependencyDescriptorMedia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Configuration( String conf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PublicConfigurationsNam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ModuleDescriptor.setResolvedModuleRevisionId( ModuleRevisionId rev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MetadataArtifa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oduleDescriptor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HomePage( String homeP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ExtraAttributeNamespace( String prefix ,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containsAny( String [ ] arr1 , String [ ] ar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mediate( DependencyDescriptor d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oduleDescriptor.get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duleDescriptor.toIvyFile( File dest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ModuleDescriptor.newCallerInstance( ModuleRevisionId [ ] mrid , boolean transitive , boolean chang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oduleDescriptor.addArtifact( String conf , Artifact artifa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oduleDescriptor.DefaultModuleDescriptor( ModuleRevisionId id , String status , Date pubDate , boolean isDefaul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ModuleDescriptor.setMappingOverride( boolean overri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ModuleArtifact( Artifact module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DependencyDescriptorMediator( ModuleId moduleId , PatternMatcher matcher , DependencyDescriptorMediator dd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duleDescriptor.getResolvedModuleRevi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Dependency( DependencyDescriptor dependenc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newDefaultInstance( ModuleRevisionId mrid , DependencyArtifactDescriptor [ ] artifac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ModuleDescriptor.dependsOn( VersionMatcher matcher , ModuleDescriptor m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ModuleDescriptor.addConfiguration(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Default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chec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ModuleDescriptor.get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ExtraAttribute( String at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ExcludeRule( Exclude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Namespace( Namespace 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getLicen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addLicense( License lice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setStatus( String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oduleDescriptor.DefaultModuleDescriptor( ModuleDescriptorParser parser , Resource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ModuleDescriptor.isNamespaceUsefu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oduleDescriptor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